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text">
      <style:graphic-properties draw:stroke="none" svg:stroke-color="#000000" draw:fill="none" draw:fill-color="#ffffff" draw:auto-grow-height="false" fo:min-height="10.25cm" fo:padding-top="0cm" fo:padding-bottom="0cm" fo:padding-left="0cm" fo:padding-right="0cm"/>
    </style:style>
    <style:style style:name="gr2" style:family="graphic" style:parent-style-name="text">
      <style:graphic-properties draw:stroke="none" svg:stroke-color="#000000" draw:fill="none" draw:fill-color="#ffffff" fo:min-height="5.4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2.25cm" fo:padding-top="0cm" fo:padding-bottom="0cm" fo:padding-left="0cm" fo:padding-right="0cm"/>
    </style:style>
    <style:style style:name="P1" style:family="paragraph">
      <style:paragraph-properties fo:text-align="justify"/>
      <style:text-properties fo:color="#999999" fo:font-size="13pt" fo:letter-spacing="normal" style:font-size-asian="13pt" style:font-size-complex="13pt" style:text-scale="100%"/>
    </style:style>
    <style:style style:name="P2" style:family="paragraph">
      <style:paragraph-properties fo:text-align="start"/>
      <style:text-properties fo:color="#999999" fo:font-family="'Computer Modern'" style:font-style-name="Sans Serif Bold Extended" style:font-pitch="variable" fo:font-size="13pt" fo:letter-spacing="normal" fo:font-weight="bold" style:font-size-asian="13pt" style:font-size-complex="13pt" style:text-scale="100%"/>
    </style:style>
    <style:style style:name="P3" style:family="paragraph">
      <style:text-properties fo:color="#999999" fo:font-size="60pt" style:font-size-asian="60pt" style:font-size-complex="60pt"/>
    </style:style>
    <style:style style:name="P4" style:family="paragraph">
      <style:text-properties fo:color="#999999" fo:font-family="'Computer Modern'" style:font-style-name="Sans Serif Bold Extended" style:font-pitch="variable" fo:font-size="60pt" fo:font-weight="bold" style:font-size-asian="60pt" style:font-size-complex="60pt"/>
    </style:style>
    <style:style style:name="P5" style:family="paragraph">
      <style:paragraph-properties>
        <style:tab-stops/>
      </style:paragraph-properties>
      <style:text-properties fo:color="#999999" fo:font-size="36pt" style:font-size-asian="36pt" style:font-size-complex="36pt"/>
    </style:style>
    <style:style style:name="P6" style:family="paragraph">
      <style:text-properties fo:color="#999999" fo:font-family="'Computer Modern'" style:font-style-name="Sans Serif Bold Extended" style:font-pitch="variable" fo:font-size="36pt" fo:font-weight="bold" style:font-size-asian="36pt" style:font-size-complex="36pt"/>
    </style:style>
    <style:style style:name="P7" style:family="paragraph">
      <style:paragraph-properties fo:text-align="end"/>
      <style:text-properties fo:color="#999999" fo:font-family="'Computer Modern'" style:font-style-name="Sans Serif Bold Extended" style:font-pitch="variable" fo:font-size="24pt" fo:font-weight="bold" style:font-size-asian="24pt" style:font-size-complex="24pt"/>
    </style:style>
    <style:style style:name="P8" style:family="paragraph">
      <style:paragraph-properties fo:text-align="end"/>
      <style:text-properties fo:color="#ffffff" fo:font-family="'Computer Modern'" style:font-style-name="Sans Serif Bold Extended" style:font-pitch="variable" fo:font-size="24pt" fo:font-weight="bold" style:font-size-asian="24pt" style:font-size-complex="24pt"/>
    </style:style>
    <style:style style:name="T1" style:family="text">
      <style:text-properties fo:color="#ffffff" fo:font-family="'Computer Modern'" style:font-style-name="Sans Serif Bold Extended" style:font-pitch="variable" fo:font-size="13pt" fo:letter-spacing="normal" fo:font-weight="bold" style:letter-kerning="true" style:font-size-asian="13pt" style:font-size-complex="13pt" style:text-scale="100%"/>
    </style:style>
    <style:style style:name="T2" style:family="text">
      <style:text-properties fo:color="#ffffff" fo:font-family="'Computer Modern'" style:font-style-name="Sans Serif Bold Extended" style:font-pitch="variable" fo:font-size="13pt" fo:letter-spacing="normal" fo:font-weight="bold" style:letter-kerning="true" style:font-size-asian="13pt" style:font-size-complex="13pt" style:text-scale="100%"/>
    </style:style>
    <style:style style:name="T3" style:family="text">
      <style:text-properties fo:color="#ffffff" fo:font-family="'Computer Modern'" style:font-style-name="Roman" fo:font-size="13pt" fo:letter-spacing="normal" fo:font-weight="bold" style:letter-kerning="true" style:font-family-asian="'Computer Modern'" style:font-style-name-asian="Roman" style:font-size-asian="13pt" style:font-family-complex="'Computer Modern'" style:font-style-name-complex="Roman" style:font-size-complex="13pt" style:text-scale="100%"/>
    </style:style>
    <style:style style:name="T4" style:family="text">
      <style:text-properties fo:color="#ffffff" fo:font-family="'Computer Modern'" style:font-style-name="Sans Serif Bold Extended" style:font-pitch="variable" fo:font-size="13pt" fo:letter-spacing="normal" fo:font-weight="bold" style:letter-kerning="true" style:font-family-asian="'Computer Modern'" style:font-style-name-asian="Roman" style:font-size-asian="13pt" style:font-family-complex="'Computer Modern'" style:font-style-name-complex="Roman" style:font-size-complex="13pt" style:text-scale="100%"/>
    </style:style>
    <style:style style:name="T5" style:family="text">
      <style:text-properties fo:color="#ffffff" fo:font-family="'Computer Modern'" style:font-style-name="Sans Serif Bold Extended" style:font-pitch="variable" fo:font-size="13pt" fo:letter-spacing="normal" fo:font-weight="bold" style:font-size-asian="13pt" style:font-size-complex="13pt" style:text-scale="100%"/>
    </style:style>
    <style:style style:name="T6" style:family="text">
      <style:text-properties fo:color="#ffffff" fo:font-family="'Computer Modern'" style:font-style-name="Sans Serif Bold Extended" style:font-pitch="variable" fo:font-size="13pt" fo:letter-spacing="normal" fo:font-weight="bold" style:font-size-asian="13pt" style:font-size-complex="13pt" style:text-scale="100%"/>
    </style:style>
    <style:style style:name="T7" style:family="text">
      <style:text-properties fo:color="#ffffff" fo:font-family="'Computer Modern'" style:font-style-name="Sans Serif Bold Extended" style:font-pitch="variable" fo:font-size="13pt" fo:letter-spacing="normal" fo:font-weight="bold" style:font-size-asian="13pt" style:font-weight-asian="bold" style:font-size-complex="13pt" style:font-weight-complex="bold" style:text-scale="100%"/>
    </style:style>
    <style:style style:name="T8" style:family="text">
      <style:text-properties fo:color="#999999" fo:font-family="'Computer Modern'" style:font-style-name="Sans Serif Bold Extended" style:font-pitch="variable" fo:font-size="48pt" fo:font-weight="bold" style:font-size-asian="48pt" style:font-size-complex="48pt"/>
    </style:style>
    <style:style style:name="T9" style:family="text">
      <style:text-properties fo:color="#ffffff" fo:font-family="'Computer Modern'" style:font-style-name="Sans Serif Bold Extended" style:font-pitch="variable" fo:font-size="60pt" fo:font-weight="bold" style:font-size-asian="60pt" style:font-size-complex="60pt"/>
    </style:style>
    <style:style style:name="T10" style:family="text">
      <style:text-properties fo:color="#999999" fo:font-family="'Computer Modern'" style:font-style-name="Sans Serif Bold Extended" style:font-pitch="variable" fo:font-size="36pt" fo:font-weight="bold" style:font-size-asian="36pt" style:font-size-complex="3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6cm" svg:height="10.25cm" svg:x="2.5cm" svg:y="2.5cm">
          <draw:text-box>
            <text:p text:style-name="P1"><text:span text:style-name="T1">Mohrs Roman</text:span><text:span text:style-name="T2"> </text:span><text:span text:style-name="T3">«</text:span><text:span text:style-name="T1">Die</text:span><text:span text:style-name="T2"> </text:span><text:span text:style-name="T1">Heidin</text:span><text:span text:style-name="T3">»</text:span><text:span text:style-name="T4"> </text:span><text:span text:style-name="T1">aus</text:span><text:span text:style-name="T2"> </text:span><text:span text:style-name="T1">dem</text:span><text:span text:style-name="T2"> </text:span><text:span text:style-name="T1">Jahr</text:span><text:span text:style-name="T2"> </text:span><text:span text:style-name="T1">1929</text:span><text:span text:style-name="T2"> </text:span><text:span text:style-name="T1">er-mög</text:span><text:span text:style-name="T5">licht</text:span><text:span text:style-name="T6"> </text:span><text:span text:style-name="T5">einen</text:span><text:span text:style-name="T6"> </text:span><text:span text:style-name="T5">Blick</text:span><text:span text:style-name="T6"> </text:span><text:span text:style-name="T5">auf</text:span><text:span text:style-name="T6"> </text:span><text:span text:style-name="T5">seine</text:span><text:span text:style-name="T6"> </text:span><text:span text:style-name="T5">religiösen</text:span><text:span text:style-name="T6"> </text:span><text:span text:style-name="T5">–</text:span><text:span text:style-name="T6"> </text:span><text:span text:style-name="T5">bzw.</text:span><text:span text:style-name="T6"> </text:span><text:span text:style-name="T5">spiri-tuellen</text:span><text:span text:style-name="T6"> </text:span><text:span text:style-name="T5">–</text:span><text:span text:style-name="T6"> </text:span><text:span text:style-name="T5">Vorstellungen. Vor allem in der zweiten Hälf-te des Romans</text:span><text:span text:style-name="T6"> </text:span><text:span text:style-name="T5">entfaltet</text:span><text:span text:style-name="T6"> </text:span><text:span text:style-name="T5">Mohr</text:span><text:span text:style-name="T6"> </text:span><text:span text:style-name="T5">ein</text:span><text:span text:style-name="T6"> </text:span><text:span text:style-name="T5">heidnisches,</text:span><text:span text:style-name="T6"> </text:span><text:span text:style-name="T5">an</text:span><text:span text:style-name="T6"> </text:span><text:span text:style-name="T5">vita-l</text:span><text:span text:style-name="T5">istische</text:span><text:span text:style-name="T6"> </text:span><text:span text:style-name="T5">und biologistische Strömungen angelehntes W</text:span><text:span text:style-name="T5">eltbild,</text:span><text:span text:style-name="T6"> </text:span><text:span text:style-name="T5">in dessen Zentrum ein mythisches matriar-chalisches System steht. Heidnische</text:span><text:span text:style-name="T6"> </text:span><text:span text:style-name="T5">Vorstellungen</text:span><text:span text:style-name="T6"> </text:span><text:span text:style-name="T5">verfolgten</text:span><text:span text:style-name="T6"> </text:span><text:span text:style-name="T5">zu</text:span><text:span text:style-name="T6"> </text:span><text:span text:style-name="T5">dieser</text:span><text:span text:style-name="T6"> </text:span><text:span text:style-name="T5">Zeit auch die Nationalsozialisten, das Buch könnte jedoch kaum weiter von deren Vor-stellungen entfernt sein und wurde folglich 1938 ver-boten. Am ehesten kann</text:span><text:span text:style-name="T6"> </text:span><text:span text:style-name="T5">man</text:span><text:span text:style-name="T6"> </text:span><text:span text:style-name="T5">es</text:span><text:span text:style-name="T6"> </text:span><text:span text:style-name="T5">zu</text:span><text:span text:style-name="T6"> </text:span><text:span text:style-name="T5">bestimmten</text:span><text:span text:style-name="T6"> </text:span><text:span text:style-name="T5">Ten-denzen</text:span><text:span text:style-name="T6"> </text:span><text:span text:style-name="T5">zeitgenössischer Autoren wie Hans Henny Jahnn (1894–1959) in Beziehung setzen. Berührungs-punkte</text:span><text:span text:style-name="T6"> </text:span><text:span text:style-name="T5">gibt</text:span><text:span text:style-name="T6"> </text:span><text:span text:style-name="T5">es</text:span><text:span text:style-name="T6"> </text:span><text:span text:style-name="T5">außerdem auch</text:span><text:span text:style-name="T2"> </text:span><text:span text:style-name="T5">zu</text:span><text:span text:style-name="T2"> </text:span><text:span text:style-name="T5">Mohrs</text:span><text:span text:style-name="T2"> </text:span><text:span text:style-name="T5">Freund</text:span><text:span text:style-name="T2"> </text:span><text:span text:style-name="T5">D.</text:span><text:span text:style-name="T2"> </text:span><text:span text:style-name="T5">H.</text:span><text:span text:style-name="T2"> </text:span><text:span text:style-name="T5">Lawrence,</text:span><text:span text:style-name="T2"> </text:span><text:span text:style-name="T5">in</text:span><text:span text:style-name="T2"> </text:span><text:span text:style-name="T5">dessen</text:span><text:span text:style-name="T2"> </text:span><text:span text:style-name="T5">Werken starke und</text:span><text:span text:style-name="T6"> </text:span><text:span text:style-name="T5">instinktsiche-re</text:span><text:span text:style-name="T6"> </text:span><text:span text:style-name="T5">Frauen</text:span><text:span text:style-name="T6"> </text:span><text:span text:style-name="T5">ebenso</text:span><text:span text:style-name="T6"> </text:span><text:span text:style-name="T5">wie</text:span><text:span text:style-name="T6"> </text:span><text:span text:style-name="T5">eine</text:span><text:span text:style-name="T6"> </text:span><text:span text:style-name="T5">kraftvolle,</text:span><text:span text:style-name="T6"> </text:span><text:span text:style-name="T5">mythische</text:span><text:span text:style-name="T6"> </text:span><text:span text:style-name="T5">Natur</text:span><text:span text:style-name="T6"> </text:span><text:span text:style-name="T5">immer</text:span><text:span text:style-name="T6"> </text:span><text:span text:style-name="T5">wieder</text:span><text:span text:style-name="T6"> </text:span><text:span text:style-name="T5">eine</text:span><text:span text:style-name="T6"> </text:span><text:span text:style-name="T5">Rolle</text:span><text:span text:style-name="T6"> </text:span><text:span text:style-name="T5">spie</text:span><text:span text:style-name="T7">len.</text:span></text:p>
          </draw:text-box>
        </draw:frame>
        <draw:frame draw:style-name="gr2" draw:text-style-name="P4" draw:layer="layout" svg:width="11.6cm" svg:height="5.4cm" svg:x="19.8cm" svg:y="2.5cm">
          <draw:text-box>
            <text:p text:style-name="P3"><text:span text:style-name="T8">Max Mohr</text:span></text:p>
            <text:p text:style-name="P3"><text:span text:style-name="T9">Die Heidin</text:span></text:p>
          </draw:text-box>
        </draw:frame>
        <draw:frame draw:style-name="gr2" draw:text-style-name="P6" draw:layer="layout" svg:width="11.451cm" svg:height="5.4cm" svg:x="19.949cm" svg:y="12.75cm">
          <draw:text-box>
            <text:p text:style-name="P5"><text:span text:style-name="T10">Roman</text:span></text:p>
          </draw:text-box>
        </draw:frame>
        <draw:frame draw:style-name="gr3" draw:text-style-name="P7" draw:layer="layout" svg:width="10.25cm" svg:height="2.5cm" draw:transform="rotate (1.5707963267949) translate (15.7cm 23cm)">
          <draw:text-box>
            <text:p text:style-name="P7"><text:span text:style-name="T11">Max Mohr</text:span></text:p>
          </draw:text-box>
        </draw:frame>
        <draw:frame draw:style-name="gr3" draw:text-style-name="P8" draw:layer="layout" svg:width="10.25cm" svg:height="2.5cm" draw:transform="rotate (1.5707963267949) translate (15.7cm 12.75cm)">
          <draw:text-box>
            <text:p text:style-name="P8"><text:span text:style-name="T12">Die Heid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9cm" fo:page-height="25.5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</meta:initial-creator>
    <meta:creation-date>2013-04-27T15:35:21</meta:creation-date>
    <dc:date>2013-04-27T18:42:39</dc:date>
    <dc:creator>Robert </dc:creator>
    <meta:editing-duration>PT2H46M25S</meta:editing-duration>
    <meta:editing-cycles>24</meta:editing-cycles>
    <meta:generator>LibreOffice/3.5$Linux_X86_64 LibreOffice_project/350m1$Build-2</meta:generator>
    <meta:document-statistic meta:object-count="5"/>
  </office:meta>
</office:document-meta>
</file>